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content of the Label in the project editor will be this value not the expression entered in Text property.</text:p>,
                                            <text:list xml:id="list_Label6" text:continue-numbering="true" text:continue-list="list_Label5"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7"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8" text:continue-numbering="true" text:continue-list="list_Label6"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abel10" text:continue-numbering="true" text:continue-list="list_Label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abel11" text:continue-numbering="true" text:continue-list="list_Label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abel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13" text:continue-numbering="true" text:continue-list="list_Label11"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Label14" text:continue-numbering="true" text:continue-list="list_Label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5" text:continue-numbering="true" text:continue-list="list_Label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7" text:continue-numbering="true" text:continue-list="list_Label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8" text:continue-numbering="true" text:continue-list="list_Label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20" text:continue-numbering="true" text:continue-list="list_Label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21" text:continue-numbering="true" text:continue-list="list_Label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3" text:continue-numbering="true" text:continue-list="list_Label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4" text:continue-numbering="true" text:continue-list="list_Label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abel26" text:continue-numbering="true" text:continue-list="list_Label2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abel27" text:continue-numbering="true" text:continue-list="list_Label2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28" text:continue-numbering="true" text:continue-list="list_Label2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abel29" text:continue-numbering="true" text:continue-list="list_Label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30" text:continue-numbering="true" text:continue-list="list_Label2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31" text:continue-numbering="true" text:continue-list="list_Label3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32" text:continue-numbering="true" text:continue-list="list_Label3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33" text:continue-numbering="true" text:continue-list="list_Label3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34" text:continue-numbering="true" text:continue-list="list_Label3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35" text:continue-numbering="true" text:continue-list="list_Label3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36" text:continue-numbering="true" text:continue-list="list_Label3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7" text:continue-numbering="true" text:continue-list="list_Label3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8" text:continue-numbering="true" text:continue-list="list_Label3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9" text:continue-numbering="true" text:continue-list="list_Label3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40" text:continue-numbering="true" text:continue-list="list_Label3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41" text:continue-numbering="true" text:continue-list="list_Label4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42" text:continue-numbering="true" text:continue-list="list_Label4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43" text:continue-numbering="true" text:continue-list="list_Label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44" text:continue-numbering="true" text:continue-list="list_Label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45" text:continue-numbering="true" text:continue-list="list_Label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6" text:continue-numbering="true" text:continue-list="list_Label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7" text:continue-numbering="true" text:continue-list="list_Label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8" text:continue-numbering="true" text:continue-list="list_Label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9" text:continue-numbering="true" text:continue-list="list_Label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50" text:continue-numbering="true" text:continue-list="list_Label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51" text:continue-numbering="true" text:continue-list="list_Label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52" text:continue-numbering="true" text:continue-list="list_Label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abel53" text:continue-numbering="true" text:continue-list="list_Label5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abel5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abel55" text:continue-numbering="true" text:continue-list="list_Label5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abel5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abel57" text:continue-numbering="true" text:continue-list="list_Label5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abel5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abel59" text:continue-numbering="true" text:continue-list="list_Label5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abel6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61" text:continue-numbering="true" text:continue-list="list_Label5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62" text:continue-numbering="true" text:continue-list="list_Label6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63" text:continue-numbering="true" text:continue-list="list_Label6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64" text:continue-numbering="true" text:continue-list="list_Label6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65" text:continue-numbering="true" text:continue-list="list_Label6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66" text:continue-numbering="true" text:continue-list="list_Label6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abel67" text:continue-numbering="true" text:continue-list="list_Label6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Label68" text:continue-numbering="true" text:continue-list="list_Label67"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69" text:continue-numbering="true" text:continue-list="list_Label6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7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71" text:continue-numbering="true" text:continue-list="list_Label6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72" text:continue-numbering="true" text:continue-list="list_Label7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73" text:continue-numbering="true" text:continue-list="list_Label7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